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f12" officeooo:paragraph-rsid="00112f12" style:language-asian="ja" style:country-asian="JP"/>
    </style:style>
    <style:style style:name="P2" style:family="paragraph" style:parent-style-name="Standard">
      <style:text-properties officeooo:rsid="00112f12" officeooo:paragraph-rsid="00112f12" style:language-asian="ja" style:country-asian="JP"/>
    </style:style>
    <style:style style:name="P3" style:family="paragraph" style:parent-style-name="Standard">
      <style:text-properties officeooo:rsid="001e6593" officeooo:paragraph-rsid="001e6593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おはよう！</text:p>
      <text:p text:style-name="P1">こにちわ！</text:p>
      <text:p text:style-name="P1">こんばんは！</text:p>
      <text:p text:style-name="P1">私はアビガイル。</text:p>
      <text:p text:style-name="P3">おやすみなさい。</text:p>
      <text:p text:style-name="P3">愛知って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09:24.657000000</meta:creation-date>
    <dc:date>2015-04-07T20:11:42.523000000</dc:date>
    <meta:editing-duration>P0D</meta:editing-duration>
    <meta:editing-cycles>1</meta:editing-cycles>
    <meta:document-statistic meta:table-count="0" meta:image-count="0" meta:object-count="0" meta:page-count="1" meta:paragraph-count="6" meta:word-count="37" meta:character-count="37" meta:non-whitespace-character-count="37"/>
    <meta:generator>LibreOffice/4.2.5.2$Windows_x86 LibreOffice_project/61cb170a04bb1f12e77c884eab9192be736ec5f5</meta:generator>
  </office:meta>
</office:document-meta>
</file>